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.A1:ScaledStats.A1 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aledStatsAnimalOnly" table:style-name="ta1">
        <office:forms form:automatic-focus="false" form:apply-design-mode="false"/>
        <table:shapes>
          <draw:frame draw:z-index="0" draw:style-name="gr1" draw:text-style-name="P1" svg:width="501.27mm" svg:height="204.61mm" svg:x="17.28mm" svg:y="161.69m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aft 1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00-00-00</text:date>, <text:time style:data-style-name="N2" text:time-value="10:50:16.847510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58:03.344404817</meta:creation-date>
    <dc:date>2019-01-26T11:06:28.154757972</dc:date>
    <meta:editing-duration>PT11H21M35S</meta:editing-duration>
    <meta:editing-cycles>42</meta:editing-cycles>
    <meta:generator>LibreOffice/6.0.7.3$Linux_X86_64 LibreOffice_project/00m0$Build-3</meta:generator>
    <meta:document-statistic meta:table-count="4" meta:cell-count="8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A1:ScaledStats.F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2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